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settings.xml" manifest:media-type="text/xml"/>
  <manifest:file-entry manifest:full-path="Thumbnails/thumbnail.png" manifest:media-type="image/png"/>
  <manifest:file-entry manifest:full-path="OleObj1" manifest:media-type="application/octet-stream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automatic-styles>
    <style:style style:name="Таблица1" style:family="table">
      <style:table-properties style:width="16.701cm" fo:margin-left="0cm" table:align="left" style:may-break-between-rows="true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/>
    </style:style>
    <style:style style:name="Таблица1.A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-left="0.018cm" fo:padding-right="0.018cm" fo:padding-top="0cm" fo:padding-bottom="0cm" fo:border="0.25pt solid #000000" fo:vertical-align="top">
        <style:background-image/>
      </style:table-cell-properties>
    </style:style>
    <style:style style:name="Таблица2" style:family="table">
      <style:table-properties style:width="16.995cm" fo:margin-left="0cm" table:align="left" style:may-break-between-rows="true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C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E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F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Таблица2.G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margin-left="0.635cm" fo:margin-right="0cm" fo:line-height="100%" fo:text-align="end" style:justify-single-word="false" fo:text-indent="0cm" style:auto-text-indent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end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loext:opacity="0%" style:font-name="Times New Roman" fo:font-size="10pt" fo:font-style="italic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  <style:text-properties style:use-window-font-color="true" loext:opacity="0%" style:font-name="Times New Roman" fo:font-size="10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loext:opacity="0%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loext:opacity="0%" style:font-name="Segoe UI Symbol" fo:font-size="12pt" fo:font-weight="normal" fo:background-color="transparent" style:font-name-asian="Segoe UI Symbol" style:font-name-complex="Segoe UI Symbol"/>
    </style:style>
    <style:style style:name="P18" style:family="paragraph" style:parent-style-name="Standard" style:list-style-name="L1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19" style:family="paragraph" style:parent-style-name="Standard" style:list-style-name="L2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0" style:family="paragraph" style:parent-style-name="Standard" style:list-style-name="L3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1" style:family="paragraph" style:parent-style-name="Standard" style:list-style-name="L4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2" style:family="paragraph" style:parent-style-name="Standard" style:list-style-name="L5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3" style:family="paragraph" style:parent-style-name="Standard" style:list-style-name="L7">
      <style:paragraph-properties fo:line-height="100%" fo:text-align="start" style:justify-single-word="false">
        <style:tab-stops>
          <style:tab-stop style:position="29539.734cm"/>
        </style:tab-stops>
      </style:paragraph-properties>
    </style:style>
    <style:style style:name="P24" style:family="paragraph" style:parent-style-name="Standard" style:list-style-name="L6">
      <style:paragraph-properties fo:line-height="100%" fo:text-align="justify" style:justify-single-word="false">
        <style:tab-stops>
          <style:tab-stop style:position="29539.734cm"/>
        </style:tab-stops>
      </style:paragraph-properties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0pt" fo:font-weight="normal" fo:background-color="#ffffff" style:font-name-asian="Times New Roman" style:font-name-complex="Times New Roman"/>
    </style:style>
    <style:style style:name="P26" style:family="paragraph" style:parent-style-name="Standard">
      <style:paragraph-properties style:line-height-at-least="0.402cm"/>
      <style:text-properties fo:color="#abb2bf" loext:opacity="100%" style:font-name="Droid Sans Mono" fo:font-size="8.39999961853027pt" fo:font-weight="normal" fo:background-color="#282c34"/>
    </style:style>
    <style:style style:name="P27" style:family="paragraph" style:parent-style-name="Standard">
      <style:paragraph-properties fo:margin-top="0cm" fo:margin-bottom="0.499cm" style:contextual-spacing="false" style:line-height-at-least="0.402cm"/>
      <style:text-properties fo:color="#abb2bf" loext:opacity="100%" style:font-name="Droid Sans Mono" fo:font-size="8.39999961853027pt" fo:font-weight="normal" fo:background-color="#282c34"/>
    </style:style>
    <style:style style:name="P28" style:family="paragraph" style:parent-style-name="Standard">
      <style:paragraph-properties fo:line-height="100%" fo:text-align="start" style:justify-single-word="false"/>
      <style:text-properties fo:color="#abb2bf" loext:opacity="100%" style:font-name="Droid Sans Mono" fo:font-size="8.39999961853027pt" fo:font-weight="normal" fo:background-color="#282c34" style:font-name-asian="Times New Roman" style:font-name-complex="Times New Roman"/>
    </style:style>
    <style:style style:name="P29" style:family="paragraph" style:parent-style-name="Standard">
      <style:paragraph-properties fo:margin-top="0cm" fo:margin-bottom="0.499cm" style:contextual-spacing="false" style:line-height-at-least="0.402cm"/>
    </style:style>
    <style:style style:name="P30" style:family="paragraph" style:parent-style-name="Standard">
      <style:paragraph-properties style:line-height-at-least="0.402cm"/>
    </style:style>
    <style:style style:name="P31" style:family="paragraph" style:parent-style-name="Standard">
      <style:paragraph-properties style:line-height-at-least="0.402cm"/>
      <style:text-properties fo:color="#5c6370" loext:opacity="100%" style:font-name="Droid Sans Mono" fo:font-size="8.39999961853027pt" fo:font-style="italic" fo:font-weight="normal" fo:background-color="#282c34"/>
    </style:style>
    <style:style style:name="P32" style:family="paragraph" style:parent-style-name="Standard">
      <style:paragraph-properties style:line-height-at-least="0.402cm"/>
      <style:text-properties fo:color="#c678dd" loext:opacity="100%" style:font-name="Droid Sans Mono" fo:font-size="8.39999961853027pt" fo:font-weight="normal" fo:background-color="#282c34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Times New Roman" fo:font-size="12pt" fo:font-weight="bold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loext:opacity="0%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loext:opacity="0%" style:font-name="Times New Roman" fo:font-size="12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loext:opacity="0%" style:font-name="Times New Roman" fo:font-size="14pt" fo:font-weight="normal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loext:opacity="0%" style:font-name="Times New Roman" fo:font-size="10pt" fo:font-weight="normal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loext:opacity="0%" style:font-name="Times New Roman" fo:font-size="10pt" fo:font-weight="normal" officeooo:rsid="0010077f" fo:background-color="transparent" loext:char-shading-value="0" style:font-name-asian="Times New Roman" style:font-name-complex="Times New Roman"/>
    </style:style>
    <style:style style:name="T8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style:use-window-font-color="true" loext:opacity="0%" style:font-name="Times New Roman" fo:font-size="10pt" style:text-underline-style="solid" style:text-underline-width="auto" style:text-underline-color="font-color" fo:font-weight="normal" officeooo:rsid="0010077f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style:use-window-font-color="true" loext:opacity="0%" style:font-name="Times New Roman" fo:font-size="10pt" fo:font-weight="bold" fo:background-color="transparent" loext:char-shading-value="0" style:font-name-asian="Times New Roman" style:font-name-complex="Times New Roman"/>
    </style:style>
    <style:style style:name="T11" style:family="text">
      <style:text-properties style:use-window-font-color="true" loext:opacity="0%" style:font-name="Times New Roman" fo:font-size="10pt" fo:font-weight="bold" officeooo:rsid="0010077f" fo:background-color="transparent" loext:char-shading-value="0" style:font-name-asian="Times New Roman" style:font-name-complex="Times New Roman"/>
    </style:style>
    <style:style style:name="T12" style:family="text">
      <style:text-properties style:use-window-font-color="true" loext:opacity="0%" style:font-name="Times New Roman" fo:font-size="10pt" fo:font-style="italic" fo:font-weight="normal" fo:background-color="transparent" loext:char-shading-value="0" style:font-name-asian="Times New Roman" style:font-name-complex="Times New Roman"/>
    </style:style>
    <style:style style:name="T13" style:family="text">
      <style:text-properties style:use-window-font-color="true" loext:opacity="0%" style:font-name="Times New Roman" fo:font-size="10pt" fo:font-style="italic" fo:font-weight="bold" fo:background-color="transparent" loext:char-shading-value="0" style:font-name-asian="Times New Roman" style:font-name-complex="Times New Roman"/>
    </style:style>
    <style:style style:name="T14" style:family="text">
      <style:text-properties style:use-window-font-color="true" loext:opacity="0%" style:font-name="Segoe UI Symbol" fo:font-size="12pt" fo:font-weight="normal" fo:background-color="transparent" loext:char-shading-value="0" style:font-name-asian="Segoe UI Symbol" style:font-name-complex="Segoe UI Symbol"/>
    </style:style>
    <style:style style:name="T15" style:family="text">
      <style:text-properties style:use-window-font-color="true" loext:opacity="0%" style:font-name="Segoe UI Symbol" fo:font-size="10pt" fo:font-weight="normal" fo:background-color="transparent" loext:char-shading-value="0" style:font-name-asian="Segoe UI Symbol" style:font-name-complex="Segoe UI Symbol"/>
    </style:style>
    <style:style style:name="T16" style:family="text">
      <style:text-properties fo:color="#c678dd" loext:opacity="100%"/>
    </style:style>
    <style:style style:name="T17" style:family="text">
      <style:text-properties fo:color="#98c379" loext:opacity="100%"/>
    </style:style>
    <style:style style:name="T18" style:family="text">
      <style:text-properties fo:color="#61afef" loext:opacity="100%"/>
    </style:style>
    <style:style style:name="T19" style:family="text">
      <style:text-properties fo:color="#e5c07b" loext:opacity="100%"/>
    </style:style>
    <style:style style:name="T20" style:family="text">
      <style:text-properties fo:color="#56b6c2" loext:opacity="100%"/>
    </style:style>
    <style:style style:name="T21" style:family="text">
      <style:text-properties fo:color="#e06c75" loext:opacity="100%"/>
    </style:style>
    <style:style style:name="T22" style:family="text">
      <style:text-properties fo:color="#d19a66" loext:opacity="100%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Объект1" text:anchor-type="as-char" svg:width="1.905cm" style:rel-width="scale" svg:height="2.20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  <table:table-cell table:style-name="Таблица1.B1" office:value-type="string">
            <text:p text:style-name="P6"><text:span text:style-name="T2">Отчёт по лабораторной работе</text:span><text:span text:style-name="T14">№</text:span><text:span text:style-name="T3"><text:tab/>25-26<text:tab/></text:span><text:span text:style-name="T4">по курсу </text:span><text:span text:style-name="T3"><text:tab/>1<text:tab/></text:span><text:span text:style-name="T5">­</text:span></text:p>
            <text:p text:style-name="P7"><text:span text:style-name="T6">студента группы <text:s/></text:span><text:span text:style-name="T8">М8О-10</text:span><text:span text:style-name="T9">7</text:span><text:span text:style-name="T8">Б </text:span><text:span text:style-name="T9">Диёрова Давронхона</text:span><text:span text:style-name="T8"><text:tab/></text:span><text:span text:style-name="T6">, </text:span><text:span text:style-name="T15">№</text:span><text:span text:style-name="T6"> по списку <text:s/></text:span><text:span text:style-name="T8"><text:tab/>1</text:span><text:span text:style-name="T9">0</text:span><text:span text:style-name="T8"><text:tab/></text:span></text:p>
            <text:p text:style-name="P7"><text:span text:style-name="T6">Адреса www, e-mail, jabber, skype</text:span><text:span text:style-name="T8"><text:tab/> </text:span><text:span text:style-name="T9">ddiyorov1@gmail.com</text:span><text:span text:style-name="T8"><text:tab/><text:tab/></text:span></text:p>
            <text:p text:style-name="P7"><text:span text:style-name="T6">Работа выполнена: “28“ апреля</text:span><text:span text:style-name="T8"> </text:span><text:span text:style-name="T6">202</text:span><text:span text:style-name="T7">3</text:span><text:span text:style-name="T6">г.<text:tab/></text:span><text:span text:style-name="T8"><text:tab/><text:tab/><text:tab/><text:tab/></text:span></text:p>
            <text:p text:style-name="P7"><text:span text:style-name="T6">Входной контроль знаний с оценкой </text:span><text:span text:style-name="T8"><text:tab/><text:tab/><text:tab/><text:tab/><text:tab/></text:span></text:p>
            <text:p text:style-name="P7"><text:span text:style-name="T6">Отчёт сдан “2</text:span><text:span text:style-name="T8">8</text:span><text:span text:style-name="T6">“ апреля</text:span><text:span text:style-name="T8"><text:tab/><text:tab/></text:span><text:span text:style-name="T6">202</text:span><text:span text:style-name="T7">3</text:span><text:span text:style-name="T8"><text:tab/></text:span><text:span text:style-name="T6">г., итоговая оценка </text:span><text:span text:style-name="T8"><text:tab/><text:tab/></text:span></text:p>
            <text:p text:style-name="P7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8"/>
      <text:list xml:id="list663500613" text:style-name="L1">
        <text:list-item>
          <text:p text:style-name="P18"><text:span text:style-name="T10">Тема</text:span><text:span text:style-name="T6">: типы данных</text:span></text:p>
        </text:list-item>
      </text:list>
      <text:p text:style-name="P8"/>
      <text:list xml:id="list1324212215" text:style-name="L2">
        <text:list-item>
          <text:p text:style-name="P19"><text:span text:style-name="T10">Цель работы</text:span><text:span text:style-name="T6">: научиться реализовывать типы данных</text:span></text:p>
        </text:list-item>
        <text:list-item>
          <text:p text:style-name="P19"><text:span text:style-name="T10">Задание (вариант 1</text:span><text:span text:style-name="T11">0</text:span><text:span text:style-name="T10">)</text:span><text:span text:style-name="T6">: Линейный список, сортировка простой вставкой</text:span></text:p>
        </text:list-item>
        <text:list-item>
          <text:p text:style-name="P19"><text:span text:style-name="T10">Оборудование</text:span><text:span text:style-name="T6"> (</text:span><text:span text:style-name="T12">лабораторное</text:span><text:span text:style-name="T6">):</text:span></text:p>
        </text:list-item>
      </text:list>
      <text:p text:style-name="P2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3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3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1"/>
      <text:p text:style-name="P13">Оборудование ПЭВМ студента, если использовалось:</text:p>
      <text:p text:style-name="P3"><text:span text:style-name="T6">Процессор </text:span><text:span text:style-name="T8"><text:tab/><text:tab/>AMD Ryzen 7 4800U<text:tab/><text:tab/></text:span><text:span text:style-name="T6">, ОП </text:span><text:span text:style-name="T8"><text:tab/>16<text:tab/></text:span><text:span text:style-name="T6"> ГБ, НМД </text:span><text:span text:style-name="T8">1</text:span><text:span text:style-name="T6"> ТБ. Монитор </text:span><text:span text:style-name="T8"><text:tab/><text:tab/><text:tab/></text:span></text:p>
      <text:p text:style-name="P3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2555447822" text:style-name="L3">
        <text:list-item>
          <text:p text:style-name="P20"><text:span text:style-name="T10">Программное обеспечение</text:span><text:span text:style-name="T6"> (</text:span><text:span text:style-name="T12">лабораторное</text:span><text:span text:style-name="T6">):</text:span></text:p>
        </text:list-item>
      </text:list>
      <text:p text:style-name="P2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14">Программное обеспечение ЭВМ студента, если использовалось:</text:p>
      <text:p text:style-name="P2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/text:span><text:span text:style-name="T6"> версия </text:span><text:span text:style-name="T8"><text:tab/></text:span></text:p>
      <text:p text:style-name="P2"><text:span text:style-name="T6">Интерпретатор команд </text:span><text:span text:style-name="T8"><text:tab/><text:tab/><text:tab/><text:tab/><text:tab/><text:tab/></text:span><text:span text:style-name="T6"> версия </text:span><text:span text:style-name="T8"><text:tab/><text:tab/><text:tab/></text:span></text:p>
      <text:p text:style-name="P2"><text:span text:style-name="T6">Система программирования </text:span><text:span text:style-name="T8"><text:tab/><text:tab/><text:tab/><text:tab/><text:tab/><text:tab/></text:span><text:soft-page-break/><text:span text:style-name="T8"><text:tab/></text:span><text:span text:style-name="T6"> версия </text:span><text:span text:style-name="T8"><text:tab/><text:tab/></text:span></text:p>
      <text:p text:style-name="P2"><text:span text:style-name="T6">Редактор текстов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"><text:span text:style-name="T6">Местонахождения и имена файлов программ и данных <text:s text:c="2"/>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list xml:id="list945728401" text:style-name="L4">
        <text:list-item>
          <text:p text:style-name="P21"><text:span text:style-name="T1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8"/>
      <text:p text:style-name="P25">main.c</text:p>
      <text:p text:style-name="P25"/>
      <text:p text:style-name="P28"><text:span text:style-name="T16">#include</text:span> <text:span text:style-name="T17">"func.h"</text:span></text:p>
      <text:p text:style-name="P29"/>
      <text:p text:style-name="P26"><text:span text:style-name="T16">int</text:span> <text:span text:style-name="T18">main</text:span>() {</text:p>
      <text:p text:style-name="P26"><text:span text:style-name="T19">list</text:span> <text:span text:style-name="T20">*</text:span><text:span text:style-name="T21">l</text:span> <text:span text:style-name="T20">=</text:span> <text:span text:style-name="T16">new</text:span> <text:span text:style-name="T19">list</text:span>(<text:span text:style-name="T22">1</text:span>);</text:p>
      <text:p text:style-name="P26"><text:span text:style-name="T18">add_el</text:span>(<text:span text:style-name="T21">l</text:span>, <text:span text:style-name="T22">5</text:span>);</text:p>
      <text:p text:style-name="P26"><text:span text:style-name="T18">add_el</text:span>(<text:span text:style-name="T21">l</text:span>, <text:span text:style-name="T22">8</text:span>);</text:p>
      <text:p text:style-name="P26"><text:span text:style-name="T18">add_el</text:span>(<text:span text:style-name="T21">l</text:span>, <text:span text:style-name="T22">2</text:span>);</text:p>
      <text:p text:style-name="P26"><text:span text:style-name="T18">add_el</text:span>(<text:span text:style-name="T21">l</text:span>, <text:span text:style-name="T22">0</text:span>);</text:p>
      <text:p text:style-name="P26"><text:span text:style-name="T18">add_el</text:span>(<text:span text:style-name="T21">l</text:span>, <text:span text:style-name="T22">6</text:span>);</text:p>
      <text:p text:style-name="P30"/>
      <text:p text:style-name="P26"><text:span text:style-name="T18">print_list</text:span>(<text:span text:style-name="T21">l</text:span>);</text:p>
      <text:p text:style-name="P26"><text:span text:style-name="T18">sort_n</text:span>(<text:span text:style-name="T21">l</text:span>);</text:p>
      <text:p text:style-name="P26"><text:span text:style-name="T18">print_list</text:span>(<text:span text:style-name="T21">l</text:span>);</text:p>
      <text:p text:style-name="P26"><text:span text:style-name="T18">print_list</text:span>(<text:span text:style-name="T21">l</text:span>);</text:p>
      <text:p text:style-name="P26">}</text:p>
      <text:p text:style-name="P26"/>
      <text:p text:style-name="P25"/>
      <text:p text:style-name="P25"/>
      <text:p text:style-name="P25"/>
      <text:p text:style-name="P25"/>
      <text:p text:style-name="P25">list.c</text:p>
      <text:p text:style-name="P25"/>
      <text:p text:style-name="P28"><text:span text:style-name="T16">#include</text:span> <text:span text:style-name="T17">"func.h"</text:span></text:p>
      <text:p text:style-name="P29"/>
      <text:p text:style-name="P26"><text:span text:style-name="T16">void</text:span> <text:span text:style-name="T18">swap_list</text:span>(<text:span text:style-name="T19">list</text:span> <text:span text:style-name="T16">*&amp;</text:span><text:span text:style-name="T21">one</text:span>, <text:span text:style-name="T19">list</text:span> <text:span text:style-name="T16">*&amp;</text:span><text:span text:style-name="T21">two</text:span>) { <text:span text:style-name="T18">swap</text:span>(<text:span text:style-name="T21">one</text:span>-&gt;<text:span text:style-name="T21">n</text:span>, <text:span text:style-name="T21">two</text:span>-&gt;<text:span text:style-name="T21">n</text:span>); }</text:p>
      <text:p text:style-name="P30"/>
      <text:p text:style-name="P26"><text:span text:style-name="T16">void</text:span> <text:span text:style-name="T18">sort_p</text:span>(<text:span text:style-name="T19">list</text:span> <text:span text:style-name="T16">*&amp;</text:span><text:span text:style-name="T21">head</text:span>) {</text:p>
      <text:p text:style-name="P26"><text:span text:style-name="T16">if</text:span> (<text:span text:style-name="T21">head</text:span>-&gt;<text:span text:style-name="T21">prev</text:span>) {</text:p>
      <text:p text:style-name="P26"><text:span text:style-name="T16">if</text:span> (<text:span text:style-name="T21">head</text:span>-&gt;<text:span text:style-name="T21">prev</text:span>-&gt;<text:span text:style-name="T21">n</text:span> <text:span text:style-name="T20">&gt;</text:span> <text:span text:style-name="T21">head</text:span>-&gt;<text:span text:style-name="T21">n</text:span>) {</text:p>
      <text:p text:style-name="P26"><text:span text:style-name="T18">swap</text:span>(<text:span text:style-name="T21">head</text:span>-&gt;<text:span text:style-name="T21">prev</text:span>-&gt;<text:span text:style-name="T21">n</text:span>, <text:span text:style-name="T21">head</text:span>-&gt;<text:span text:style-name="T21">n</text:span>);</text:p>
      <text:p text:style-name="P26">}</text:p>
      <text:p text:style-name="P26"><text:span text:style-name="T18">sort_p</text:span>(<text:span text:style-name="T21">head</text:span>-&gt;<text:span text:style-name="T21">prev</text:span>);</text:p>
      <text:p text:style-name="P26">} <text:span text:style-name="T16">else</text:span></text:p>
      <text:p text:style-name="P26"><text:span text:style-name="T16">return</text:span>;</text:p>
      <text:p text:style-name="P26">}</text:p>
      <text:p text:style-name="P30"/>
      <text:p text:style-name="P26"><text:span text:style-name="T16">void</text:span> <text:span text:style-name="T18">sort_n</text:span>(<text:span text:style-name="T19">list</text:span> <text:span text:style-name="T16">*&amp;</text:span><text:span text:style-name="T21">head</text:span>) {</text:p>
      <text:p text:style-name="P31">// if (head-&gt;prev == NULL) {</text:p>
      <text:p text:style-name="P31">// return;</text:p>
      <text:p text:style-name="P31">// }</text:p>
      <text:p text:style-name="P26"><text:span text:style-name="T16">if</text:span> (<text:span text:style-name="T21">head</text:span>-&gt;<text:span text:style-name="T21">next</text:span>) {</text:p>
      <text:p text:style-name="P26"><text:span text:style-name="T16">if</text:span> (<text:span text:style-name="T21">head</text:span>-&gt;<text:span text:style-name="T21">next</text:span>-&gt;<text:span text:style-name="T21">n</text:span> <text:span text:style-name="T20">&lt;</text:span> <text:span text:style-name="T21">head</text:span>-&gt;<text:span text:style-name="T21">n</text:span>) {</text:p>
      <text:p text:style-name="P26"><text:span text:style-name="T18">swap</text:span>(<text:span text:style-name="T21">head</text:span>-&gt;<text:span text:style-name="T21">next</text:span>-&gt;<text:span text:style-name="T21">n</text:span>, <text:span text:style-name="T21">head</text:span>-&gt;<text:span text:style-name="T21">n</text:span>);</text:p>
      <text:p text:style-name="P26"><text:soft-page-break/>}</text:p>
      <text:p text:style-name="P26"><text:span text:style-name="T19">list</text:span> <text:span text:style-name="T20">*</text:span><text:span text:style-name="T21">h</text:span> <text:span text:style-name="T20">=</text:span> <text:span text:style-name="T21">head</text:span>;</text:p>
      <text:p text:style-name="P26"><text:span text:style-name="T16">if</text:span> (<text:span text:style-name="T21">head</text:span>-&gt;<text:span text:style-name="T21">prev</text:span>) {</text:p>
      <text:p text:style-name="P26"><text:span text:style-name="T18">sort_p</text:span>(<text:span text:style-name="T21">head</text:span>-&gt;<text:span text:style-name="T21">prev</text:span>);</text:p>
      <text:p text:style-name="P26">}</text:p>
      <text:p text:style-name="P26"><text:span text:style-name="T18">sort_n</text:span>(<text:span text:style-name="T21">h</text:span>-&gt;<text:span text:style-name="T21">next</text:span>);</text:p>
      <text:p text:style-name="P26">} <text:span text:style-name="T16">else</text:span> {</text:p>
      <text:p text:style-name="P26"><text:span text:style-name="T16">return</text:span>;</text:p>
      <text:p text:style-name="P26">}</text:p>
      <text:p text:style-name="P26">}</text:p>
      <text:p text:style-name="P30"/>
      <text:p text:style-name="P26"><text:span text:style-name="T16">void</text:span> <text:span text:style-name="T18">add_el</text:span>(<text:span text:style-name="T19">list</text:span> <text:span text:style-name="T16">*&amp;</text:span><text:span text:style-name="T21">head</text:span>, <text:span text:style-name="T16">int</text:span> <text:span text:style-name="T21">n</text:span>) {</text:p>
      <text:p text:style-name="P26"><text:span text:style-name="T19">list</text:span> <text:span text:style-name="T20">*</text:span><text:span text:style-name="T21">new_head</text:span> <text:span text:style-name="T20">=</text:span> <text:span text:style-name="T21">head</text:span>;</text:p>
      <text:p text:style-name="P26"><text:span text:style-name="T16">while</text:span> (<text:span text:style-name="T21">head</text:span>-&gt;<text:span text:style-name="T21">next</text:span>) {</text:p>
      <text:p text:style-name="P26"><text:span text:style-name="T21">head</text:span> <text:span text:style-name="T20">=</text:span> <text:span text:style-name="T21">head</text:span>-&gt;<text:span text:style-name="T21">next</text:span>;</text:p>
      <text:p text:style-name="P26">}</text:p>
      <text:p text:style-name="P26"><text:span text:style-name="T19">list</text:span> <text:span text:style-name="T20">*</text:span><text:span text:style-name="T21">new_list</text:span> <text:span text:style-name="T20">=</text:span> <text:span text:style-name="T16">new</text:span> <text:span text:style-name="T19">list</text:span>(<text:span text:style-name="T21">n</text:span>);</text:p>
      <text:p text:style-name="P26"><text:span text:style-name="T21">head</text:span>-&gt;<text:span text:style-name="T21">next</text:span> <text:span text:style-name="T20">=</text:span> <text:span text:style-name="T21">new_list</text:span>;</text:p>
      <text:p text:style-name="P26"><text:span text:style-name="T21">new_list</text:span>-&gt;<text:span text:style-name="T21">prev</text:span> <text:span text:style-name="T20">=</text:span> <text:span text:style-name="T21">head</text:span>;</text:p>
      <text:p text:style-name="P26"><text:span text:style-name="T21">head</text:span> <text:span text:style-name="T20">=</text:span> <text:span text:style-name="T21">new_head</text:span>;</text:p>
      <text:p text:style-name="P26">}</text:p>
      <text:p text:style-name="P30"/>
      <text:p text:style-name="P26"><text:span text:style-name="T16">void</text:span> <text:span text:style-name="T18">print_list</text:span>(<text:span text:style-name="T19">list</text:span> <text:span text:style-name="T16">*</text:span><text:span text:style-name="T21">head</text:span>) {</text:p>
      <text:p text:style-name="P26"><text:span text:style-name="T16">while</text:span> (<text:span text:style-name="T21">head</text:span>-&gt;<text:span text:style-name="T21">next</text:span>) {</text:p>
      <text:p text:style-name="P26"><text:span text:style-name="T21">cout</text:span> <text:span text:style-name="T18">&lt;&lt;</text:span> <text:span text:style-name="T21">head</text:span>-&gt;<text:span text:style-name="T21">n</text:span> <text:span text:style-name="T18">&lt;&lt;</text:span> <text:span text:style-name="T17">" "</text:span>;</text:p>
      <text:p text:style-name="P26"><text:span text:style-name="T21">head</text:span> <text:span text:style-name="T20">=</text:span> <text:span text:style-name="T21">head</text:span>-&gt;<text:span text:style-name="T21">next</text:span>;</text:p>
      <text:p text:style-name="P26">}</text:p>
      <text:p text:style-name="P26"><text:span text:style-name="T21">cout</text:span> <text:span text:style-name="T18">&lt;&lt;</text:span> <text:span text:style-name="T21">head</text:span>-&gt;<text:span text:style-name="T21">n</text:span> <text:span text:style-name="T18">&lt;&lt;</text:span> <text:span text:style-name="T17">" "</text:span>;</text:p>
      <text:p text:style-name="P26"><text:span text:style-name="T21">cout</text:span> <text:span text:style-name="T18">&lt;&lt;</text:span> <text:span text:style-name="T17">"</text:span><text:span text:style-name="T22">\n</text:span><text:span text:style-name="T17">"</text:span>;</text:p>
      <text:p text:style-name="P26">}</text:p>
      <text:p text:style-name="P30"/>
      <text:p text:style-name="P26"><text:span text:style-name="T16">void</text:span> <text:span text:style-name="T18">print_rev</text:span>(<text:span text:style-name="T19">list</text:span> <text:span text:style-name="T16">*</text:span><text:span text:style-name="T21">head</text:span>) {</text:p>
      <text:p text:style-name="P26"><text:span text:style-name="T16">while</text:span> (<text:span text:style-name="T21">head</text:span>-&gt;<text:span text:style-name="T21">next</text:span>) {</text:p>
      <text:p text:style-name="P26"><text:span text:style-name="T21">head</text:span> <text:span text:style-name="T20">=</text:span> <text:span text:style-name="T21">head</text:span>-&gt;<text:span text:style-name="T21">next</text:span>;</text:p>
      <text:p text:style-name="P26">}</text:p>
      <text:p text:style-name="P26"><text:span text:style-name="T16">while</text:span> (<text:span text:style-name="T21">head</text:span>-&gt;<text:span text:style-name="T21">prev</text:span>) {</text:p>
      <text:p text:style-name="P26"><text:span text:style-name="T21">cout</text:span> <text:span text:style-name="T18">&lt;&lt;</text:span> <text:span text:style-name="T21">head</text:span>-&gt;<text:span text:style-name="T21">n</text:span> <text:span text:style-name="T18">&lt;&lt;</text:span> <text:span text:style-name="T17">" "</text:span>;</text:p>
      <text:p text:style-name="P26"><text:span text:style-name="T21">head</text:span> <text:span text:style-name="T20">=</text:span> <text:span text:style-name="T21">head</text:span>-&gt;<text:span text:style-name="T21">prev</text:span>;</text:p>
      <text:p text:style-name="P26">}</text:p>
      <text:p text:style-name="P26"><text:span text:style-name="T21">cout</text:span> <text:span text:style-name="T18">&lt;&lt;</text:span> <text:span text:style-name="T21">head</text:span>-&gt;<text:span text:style-name="T21">n</text:span> <text:span text:style-name="T18">&lt;&lt;</text:span> <text:span text:style-name="T17">' '</text:span>;</text:p>
      <text:p text:style-name="P26"><text:span text:style-name="T21">cout</text:span> <text:span text:style-name="T18">&lt;&lt;</text:span> <text:span text:style-name="T17">"</text:span><text:span text:style-name="T22">\n</text:span><text:span text:style-name="T17">"</text:span>;</text:p>
      <text:p text:style-name="P26">}</text:p>
      <text:p text:style-name="P25"/>
      <text:p text:style-name="P25"/>
      <text:p text:style-name="P25"/>
      <text:p text:style-name="P25">list.h</text:p>
      <text:p text:style-name="P25"/>
      <text:p text:style-name="P28"><text:span text:style-name="T16">#ifndef</text:span> <text:span text:style-name="T18">zaycev</text:span></text:p>
      <text:p text:style-name="P26"><text:span text:style-name="T16">#define</text:span> <text:span text:style-name="T18">zaycev</text:span></text:p>
      <text:p text:style-name="P30"/>
      <text:p text:style-name="P26"><text:span text:style-name="T16">#include</text:span> <text:span text:style-name="T17">&lt;iostream&gt;</text:span></text:p>
      <text:p text:style-name="P26"><text:span text:style-name="T16">using</text:span> <text:span text:style-name="T16">namespace</text:span> <text:span text:style-name="T21">std</text:span>;</text:p>
      <text:p text:style-name="P30"/>
      <text:p text:style-name="P26"><text:span text:style-name="T16">struct</text:span> <text:span text:style-name="T19">list</text:span> {</text:p>
      <text:p text:style-name="P26"><text:span text:style-name="T16">int</text:span> <text:span text:style-name="T21">n</text:span>;</text:p>
      <text:p text:style-name="P26"><text:span text:style-name="T19">list</text:span> <text:span text:style-name="T20">*</text:span><text:span text:style-name="T21">prev</text:span>;</text:p>
      <text:p text:style-name="P26"><text:span text:style-name="T19">list</text:span> <text:span text:style-name="T20">*</text:span><text:span text:style-name="T21">next</text:span>;</text:p>
      <text:p text:style-name="P26"><text:span text:style-name="T18">list</text:span>(<text:span text:style-name="T16">int</text:span> <text:span text:style-name="T21">_n</text:span>) : <text:span text:style-name="T21">n</text:span>(<text:span text:style-name="T21">_n</text:span>) {</text:p>
      <text:p text:style-name="P26"><text:span text:style-name="T21">next</text:span> <text:span text:style-name="T20">=</text:span> <text:span text:style-name="T18">NULL</text:span>;</text:p>
      <text:p text:style-name="P26"><text:span text:style-name="T21">prev</text:span> <text:span text:style-name="T20">=</text:span> <text:span text:style-name="T18">NULL</text:span>;</text:p>
      <text:p text:style-name="P26">}</text:p>
      <text:p text:style-name="P26">};</text:p>
      <text:p text:style-name="P26"><text:span text:style-name="T16">void</text:span> <text:span text:style-name="T18">add_el</text:span>(<text:span text:style-name="T19">list</text:span> <text:span text:style-name="T16">*&amp;</text:span><text:span text:style-name="T21">head</text:span>, <text:span text:style-name="T16">int</text:span> <text:span text:style-name="T21">n</text:span>);</text:p>
      <text:p text:style-name="P26"><text:soft-page-break/><text:span text:style-name="T16">void</text:span> <text:span text:style-name="T18">print_list</text:span>(<text:span text:style-name="T19">list</text:span> <text:span text:style-name="T16">*</text:span><text:span text:style-name="T21">head</text:span>);</text:p>
      <text:p text:style-name="P26"><text:span text:style-name="T16">void</text:span> <text:span text:style-name="T18">print_rev</text:span>(<text:span text:style-name="T19">list</text:span> <text:span text:style-name="T16">*</text:span><text:span text:style-name="T21">head</text:span>);</text:p>
      <text:p text:style-name="P26"><text:span text:style-name="T16">void</text:span> <text:span text:style-name="T18">sort_n</text:span>(<text:span text:style-name="T19">list</text:span> <text:span text:style-name="T16">*&amp;</text:span><text:span text:style-name="T21">head</text:span>);</text:p>
      <text:p text:style-name="P30"/>
      <text:p text:style-name="P32">#endif</text:p>
      <text:p text:style-name="P27"/>
      <text:p text:style-name="P25"/>
      <text:p text:style-name="P25"/>
      <text:p text:style-name="P25"/>
      <text:p text:style-name="P25">Makefile</text:p>
      <text:p text:style-name="P25"/>
      <text:p text:style-name="P25">CXX = g++</text:p>
      <text:p text:style-name="P25">CFLAGS = -Wall</text:p>
      <text:p text:style-name="P25">LFLAGS =</text:p>
      <text:p text:style-name="P25"/>
      <text:p text:style-name="P25"># all: program</text:p>
      <text:p text:style-name="P25"/>
      <text:p text:style-name="P25">program : main.o func.o</text:p>
      <text:p text:style-name="P25"><text:tab/>$(CXX) $(LFLAGS) -o program main.o func.o</text:p>
      <text:p text:style-name="P25"/>
      <text:p text:style-name="P25">main.o : main.cpp func.h</text:p>
      <text:p text:style-name="P25"><text:tab/>$(CXX) $(CFLAGS) -c main.cpp</text:p>
      <text:p text:style-name="P25"/>
      <text:p text:style-name="P25">func.o : func.cpp func.h</text:p>
      <text:p text:style-name="P25"><text:tab/>$(CXX) $(CFLAGS) -c func.cpp</text:p>
      <text:p text:style-name="P25"/>
      <text:p text:style-name="P25">clean :</text:p>
      <text:p text:style-name="P25"><text:tab/>rm -rf *.o program</text:p>
      <text:p text:style-name="P8"/>
      <text:p text:style-name="P1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8"/>
      <text:p text:style-name="P4"><text:span text:style-name="T6">Допущен к выполнению работы. Подпись преподавателя </text:span><text:span text:style-name="T8"><text:tab/><text:tab/><text:tab/><text:tab/></text:span></text:p>
      <text:list xml:id="list2279547844" text:style-name="L5">
        <text:list-item>
          <text:p text:style-name="P22"><text:span text:style-name="T1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8"/>
      <text:list xml:id="list3640548779" text:style-name="L6">
        <text:list-item>
          <text:p text:style-name="P24"><text:span text:style-name="T1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7">№</text:p>
          </table:table-cell>
          <table:table-cell table:style-name="Таблица2.B1" office:value-type="string">
            <text:p text:style-name="P16">Лаб.</text:p>
            <text:p text:style-name="P16">или</text:p>
            <text:p text:style-name="P16">дом.</text:p>
          </table:table-cell>
          <table:table-cell table:style-name="Таблица2.C1" office:value-type="string">
            <text:p text:style-name="P16">Дата</text:p>
          </table:table-cell>
          <table:table-cell table:style-name="Таблица2.D1" office:value-type="string">
            <text:p text:style-name="P16">Время</text:p>
          </table:table-cell>
          <table:table-cell table:style-name="Таблица2.E1" office:value-type="string">
            <text:p text:style-name="P16">Событие</text:p>
          </table:table-cell>
          <table:table-cell table:style-name="Таблица2.F1" office:value-type="string">
            <text:p text:style-name="P16">Действие по исправлению</text:p>
          </table:table-cell>
          <table:table-cell table:style-name="Таблица2.G1" office:value-type="string">
            <text:p text:style-name="P16">Примечание</text:p>
          </table:table-cell>
        </table:table-row>
        <table:table-row>
          <table:table-cell table:style-name="Таблица2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Таблица2.B2" office:value-type="string">
            <text:p text:style-name="P12"/>
          </table:table-cell>
          <table:table-cell table:style-name="Таблица2.C2" office:value-type="string">
            <text:p text:style-name="P12"/>
          </table:table-cell>
          <table:table-cell table:style-name="Таблица2.D2" office:value-type="string">
            <text:p text:style-name="P12"/>
          </table:table-cell>
          <table:table-cell table:style-name="Таблица2.E2" office:value-type="string">
            <text:p text:style-name="P12"/>
          </table:table-cell>
          <table:table-cell table:style-name="Таблица2.F2" office:value-type="string">
            <text:p text:style-name="P12"/>
          </table:table-cell>
          <table:table-cell table:style-name="Таблица2.G2" office:value-type="string">
            <text:p text:style-name="P12"/>
          </table:table-cell>
        </table:table-row>
      </table:table>
      <text:p text:style-name="P12"/>
      <text:list xml:id="list2012226843" text:style-name="L7">
        <text:list-item>
          <text:p text:style-name="P23"><text:span text:style-name="T6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5">Выводы <text:s/>: <text:s text:c="2"/>реализовал тип данных и сортировку</text:p>
        </text:list-item>
        <text:list-item>
          <text:p text:style-name="P10"/>
        </text:list-item>
      </text:list>
      <text:p text:style-name="P2"><text:span text:style-name="T6">Недочеты, допущенные при выполнении задания, могут быть устранены следующим образом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p text:style-name="P5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Segoe UI Symbol" svg:font-family="'Segoe UI Symbol'"/>
    <style:font-face style:name="Symbol" svg:font-family="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4:18:13.784599558</dc:date>
    <meta:editing-duration>PT6M40S</meta:editing-duration>
    <meta:editing-cycles>1</meta:editing-cycles>
    <meta:document-statistic meta:table-count="2" meta:image-count="0" meta:object-count="1" meta:page-count="5" meta:paragraph-count="157" meta:word-count="591" meta:character-count="4278" meta:non-whitespace-character-count="3430"/>
    <meta:generator>LibreOffice/7.3.7.2$Linux_X86_64 LibreOffice_project/30$Build-2</meta:generator>
  </office:meta>
</office:document-meta>
</file>